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bdd81" officeooo:paragraph-rsid="001e7054"/>
    </style:style>
    <style:style style:name="P2" style:family="paragraph" style:parent-style-name="Standard">
      <style:text-properties officeooo:rsid="001e7054" officeooo:paragraph-rsid="00326cca"/>
    </style:style>
    <style:style style:name="P3" style:family="paragraph" style:parent-style-name="Standard">
      <style:text-properties officeooo:rsid="0034821e" officeooo:paragraph-rsid="00326cca"/>
    </style:style>
    <style:style style:name="P4" style:family="paragraph" style:parent-style-name="Standard">
      <style:text-properties officeooo:rsid="003911b0" officeooo:paragraph-rsid="00326cca"/>
    </style:style>
    <style:style style:name="P5" style:family="paragraph" style:parent-style-name="Standard">
      <style:text-properties officeooo:paragraph-rsid="00326cca"/>
    </style:style>
    <style:style style:name="P6" style:family="paragraph" style:parent-style-name="Standard">
      <style:text-properties officeooo:rsid="003415ea" officeooo:paragraph-rsid="003415ea"/>
    </style:style>
    <style:style style:name="P7" style:family="paragraph" style:parent-style-name="Standard">
      <style:text-properties officeooo:rsid="00355905" officeooo:paragraph-rsid="00355905"/>
    </style:style>
    <style:style style:name="P8" style:family="paragraph" style:parent-style-name="Standard">
      <style:text-properties officeooo:rsid="003c939d" officeooo:paragraph-rsid="003c939d"/>
    </style:style>
    <style:style style:name="P9" style:family="paragraph" style:parent-style-name="Standard">
      <style:text-properties officeooo:rsid="0041f95f" officeooo:paragraph-rsid="0041f95f"/>
    </style:style>
    <style:style style:name="P10" style:family="paragraph" style:parent-style-name="Standard">
      <style:text-properties officeooo:rsid="0047b615" officeooo:paragraph-rsid="0047b615"/>
    </style:style>
    <style:style style:name="P11" style:family="paragraph" style:parent-style-name="Standard" style:list-style-name="L1">
      <style:text-properties officeooo:rsid="00355905" officeooo:paragraph-rsid="00355905"/>
    </style:style>
    <style:style style:name="P12" style:family="paragraph" style:parent-style-name="Standard" style:list-style-name="L1">
      <style:text-properties officeooo:rsid="0036f51a" officeooo:paragraph-rsid="0036f51a"/>
    </style:style>
    <style:style style:name="P13" style:family="paragraph" style:parent-style-name="Standard" style:list-style-name="L1">
      <style:text-properties officeooo:rsid="0038d441" officeooo:paragraph-rsid="0038d441"/>
    </style:style>
    <style:style style:name="P14" style:family="paragraph" style:parent-style-name="Standard" style:list-style-name="L1">
      <style:text-properties officeooo:rsid="002bdd81" officeooo:paragraph-rsid="001e7054"/>
    </style:style>
    <style:style style:name="P15" style:family="paragraph" style:parent-style-name="Standard">
      <style:text-properties officeooo:rsid="0047b615" officeooo:paragraph-rsid="0047b615"/>
    </style:style>
    <style:style style:name="T1" style:family="text">
      <style:text-properties officeooo:rsid="0035b79a"/>
    </style:style>
    <style:style style:name="T2" style:family="text">
      <style:text-properties officeooo:rsid="003a1577"/>
    </style:style>
    <style:style style:name="T3" style:family="text">
      <style:text-properties officeooo:rsid="00355905"/>
    </style:style>
    <style:style style:name="T4" style:family="text">
      <style:text-properties officeooo:rsid="003969d3"/>
    </style:style>
    <style:style style:name="T5" style:family="text">
      <style:text-properties officeooo:rsid="003a8847"/>
    </style:style>
    <style:style style:name="T6" style:family="text">
      <style:text-properties officeooo:rsid="003ba83d"/>
    </style:style>
    <style:style style:name="T7" style:family="text">
      <style:text-properties officeooo:rsid="003cf4ac"/>
    </style:style>
    <style:style style:name="T8" style:family="text">
      <style:text-properties officeooo:rsid="004040a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bird notes</text:h>
      <text:p text:style-name="P10">R tutorial - <text:a xlink:type="simple" xlink:href="https://cornelllabofornithology.github.io/ebird-best-practices/" text:style-name="Internet_20_link" text:visited-style-name="Visited_20_Internet_20_Link">https://cornelllabofornithology.github.io/ebird-best-practices/</text:a></text:p>
      <text:p text:style-name="P10">auk site - <text:a xlink:type="simple" xlink:href="https://github.com/CornellLabofOrnithology/auk" text:style-name="Internet_20_link" text:visited-style-name="Visited_20_Internet_20_Link">https://github.com/CornellLabofOrnithology/auk</text:a></text:p>
      <text:p text:style-name="P10"/>
      <text:p text:style-name="P1"/>
      <text:h text:style-name="Heading_20_2" text:outline-level="2">R Project – eBird over NGRREC</text:h>
      <text:p text:style-name="P3"/>
      <text:p text:style-name="P5"><text:span text:style-name="T1">NGRREC coordinates are: </text:span>38.8709° N, 90.1514° W</text:p>
      <text:p text:style-name="P4">using this site to determine the coordinates of a square, 10 km on each side.</text:p>
      <text:p text:style-name="P2"><text:a xlink:type="simple" xlink:href="https://www.movable-type.co.uk/scripts/latlong.html" text:style-name="Internet_20_link" text:visited-style-name="Visited_20_Internet_20_Link">https://www.movable-type.co.uk/scripts/latlong.html</text:a> <text:span text:style-name="T2">is the site I’m using </text:span></text:p>
      <text:p text:style-name="P6">38.916 -90.09350</text:p>
      <text:p text:style-name="P6">38.8258 -<text:span text:style-name="T3">90.2093</text:span></text:p>
      <text:p text:style-name="P7">Latitude delta is 0.0451, Longitude delta is 0.0579</text:p>
      <text:list xml:id="list521248754" text:style-name="L1">
        <text:list-item>
          <text:p text:style-name="P11"><text:a xlink:type="simple" xlink:href="https://registry.opendata.aws/ebirdst/" text:style-name="Internet_20_link" text:visited-style-name="Visited_20_Internet_20_Link">https://registry.opendata.aws/ebirdst/</text:a> - <text:span text:style-name="T8">registry of data on AWS</text:span></text:p>
        </text:list-item>
        <text:list-item>
          <text:p text:style-name="P11"><text:a xlink:type="simple" xlink:href="https://cornelllabofornithology.github.io/ebirdst/articles/ebirdst-intro-mapping.html" text:style-name="Internet_20_link" text:visited-style-name="Visited_20_Internet_20_Link">https://cornelllabofornithology.github.io/ebirdst/articles/ebirdst-intro-mapping.html</text:a> – <text:span text:style-name="T8">Cornell intro to loading, mapping, and plotting</text:span></text:p>
        </text:list-item>
        <text:list-item>
          <text:p text:style-name="P12"><text:a xlink:type="simple" xlink:href="https://rpubs.com/tbott61088/445867" text:style-name="Internet_20_link" text:visited-style-name="Visited_20_Internet_20_Link">https://rpubs.com/tbott61088/445867</text:a> – shapefiles and ebird data – <text:span text:style-name="T5">good example to work through</text:span></text:p>
        </text:list-item>
        <text:list-item>
          <text:p text:style-name="P13"><text:a xlink:type="simple" xlink:href="https://www.umesc.usgs.gov/ltrmp/about_us_mission.html" text:style-name="Internet_20_link" text:visited-style-name="Visited_20_Internet_20_Link">https://www.umesc.usgs.gov/ltrmp/about_us_mission.html</text:a> – upper <text:span text:style-name="T4">Mississippi</text:span> </text:p>
        </text:list-item>
        <text:list-item>
          <text:p text:style-name="P13"><text:a xlink:type="simple" xlink:href="https://cornelllabofornithology.github.io/ebird-best-practices/index.html" text:style-name="Internet_20_link" text:visited-style-name="Visited_20_Internet_20_Link">https://cornelllabofornithology.github.io/ebird-best-practices/index.html</text:a> – <text:span text:style-name="T5">Best Practices for using eBird Data</text:span></text:p>
        </text:list-item>
        <text:list-item>
          <text:p text:style-name="P14"><text:a xlink:type="simple" xlink:href="https://cornelllabofornithology.github.io/auk/" text:style-name="Internet_20_link" text:visited-style-name="Visited_20_Internet_20_Link">https://cornelllabofornithology.github.io/auk/</text:a> - <text:span text:style-name="T4">eBird Data Extraction and Processing in R</text:span></text:p>
        </text:list-item>
        <text:list-item>
          <text:p text:style-name="P14"><text:a xlink:type="simple" xlink:href="https://www.gbif.org/dataset/4fa7b334-ce0d-4e88-aaae-2e0c138d049e" text:style-name="Internet_20_link" text:visited-style-name="Visited_20_Internet_20_Link">https://www.gbif.org/dataset/4fa7b334-ce0d-4e88-aaae-2e0c138d049e</text:a> – <text:span text:style-name="T6">EOD – eBird Observation Dataset</text:span></text:p>
        </text:list-item>
        <text:list-item>
          <text:p text:style-name="P14"><text:a xlink:type="simple" xlink:href="https://registry.opendata.aws/ebirdst/" text:style-name="Internet_20_link" text:visited-style-name="Visited_20_Internet_20_Link">https://registry.opendata.aws/ebirdst/</text:a> - <text:span text:style-name="T7">registry of open data</text:span></text:p>
        </text:list-item>
        <text:list-item>
          <text:p text:style-name="P14">https://www.youtube.com/watch?v=itvp9RA-b1Y</text:p>
        </text:list-item>
      </text:list>
      <text:p text:style-name="P1"/>
      <text:h text:style-name="Heading_20_2" text:outline-level="2">distm</text:h>
      <text:p text:style-name="P9"><text:a xlink:type="simple" xlink:href="https://eurekastatistics.com/calculating-a-distance-matrix-for-geographic-points-using-r/" text:style-name="Internet_20_link" text:visited-style-name="Visited_20_Internet_20_Link">https://eurekastatistics.com/calculating-a-distance-matrix-for-geographic-points-using-r/</text:a></text:p>
      <text:p text:style-name="P9"/>
      <text:p text:style-name="P9"><text:a xlink:type="simple" xlink:href="https://www.jessesadler.com/post/geocoding-with-r/" text:style-name="Internet_20_link" text:visited-style-name="Visited_20_Internet_20_Link">https://www.jessesadler.com/post/geocoding-with-r/</text:a></text:p>
      <text:p text:style-name="P9"/>
      <text:p text:style-name="P1"/>
      <text:p text:style-name="P8">R Resources</text:p>
      <text:p text:style-name="P8"><text:a xlink:type="simple" xlink:href="https://r4ds.had.co.nz/" text:style-name="Internet_20_link" text:visited-style-name="Visited_20_Internet_20_Link">https://r4ds.had.co.nz/</text:a> - Hadley Wickham’s <text:span text:style-name="T8">R gui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4T20:35:34.174325561</meta:creation-date>
    <dc:date>2022-06-26T20:39:48.143504604</dc:date>
    <meta:editing-duration>P2DT7H31M55S</meta:editing-duration>
    <meta:editing-cycles>26</meta:editing-cycles>
    <meta:generator>LibreOffice/7.3.4.2$Linux_X86_64 LibreOffice_project/30$Build-2</meta:generator>
    <meta:document-statistic meta:table-count="0" meta:image-count="0" meta:object-count="0" meta:page-count="1" meta:paragraph-count="24" meta:word-count="131" meta:character-count="1440" meta:non-whitespace-character-count="1332"/>
  </office:meta>
</office:document-meta>
</file>